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rsid="0019062e" officeooo:paragraph-rsid="0019062e"/>
    </style:style>
    <style:style style:name="P2" style:family="paragraph" style:parent-style-name="Heading_20_1">
      <style:text-properties fo:language="en" fo:country="US" officeooo:rsid="0019062e" officeooo:paragraph-rsid="0019062e"/>
    </style:style>
    <style:style style:name="P3" style:family="paragraph" style:parent-style-name="Heading_20_2">
      <style:text-properties officeooo:rsid="0019062e" officeooo:paragraph-rsid="0019062e"/>
    </style:style>
    <style:style style:name="P4" style:family="paragraph" style:parent-style-name="Heading_20_3">
      <style:text-properties officeooo:rsid="0019062e" officeooo:paragraph-rsid="0019062e"/>
    </style:style>
    <style:style style:name="P5" style:family="paragraph" style:parent-style-name="Heading_20_4">
      <style:text-properties officeooo:rsid="0019062e" officeooo:paragraph-rsid="0019062e"/>
    </style:style>
    <style:style style:name="P6" style:family="paragraph" style:parent-style-name="Standard">
      <style:text-properties fo:language="en" fo:country="US" officeooo:rsid="0019062e" officeooo:paragraph-rsid="0019062e"/>
    </style:style>
    <style:style style:name="P7" style:family="paragraph" style:parent-style-name="Subtitle">
      <style:text-properties fo:language="en" fo:country="US" officeooo:rsid="0019062e" officeooo:paragraph-rsid="0019062e"/>
    </style:style>
    <style:style style:name="P8" style:family="paragraph" style:parent-style-name="Text_20_body">
      <style:text-properties officeooo:rsid="0019062e" officeooo:paragraph-rsid="0019062e"/>
    </style:style>
    <style:style style:name="P9" style:family="paragraph" style:parent-style-name="Text_20_body">
      <style:text-properties officeooo:paragraph-rsid="0019062e"/>
    </style:style>
    <style:style style:name="P10" style:family="paragraph" style:parent-style-name="Text_20_body">
      <style:text-properties fo:language="en" fo:country="US" officeooo:rsid="0019062e" officeooo:paragraph-rsid="0019062e"/>
    </style:style>
    <style:style style:name="P11" style:family="paragraph" style:parent-style-name="Title">
      <style:text-properties fo:language="en" fo:country="US" officeooo:rsid="0019062e" officeooo:paragraph-rsid="00190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aster_me</text:p>
      <text:p text:style-name="P7">sound optimisation plugin for live-streaming and podcasting</text:p>
      <text:h text:style-name="P2" text:outline-level="1">Introduction</text:h>
      <text:p text:style-name="P10">With the first lockdowns in 2019, several real-life conferences were forced into the digital domain and sounded crappy. Therefore: master_me <text:s/></text:p>
      <text:h text:style-name="P2" text:outline-level="1">Open Source and licensing</text:h>
      <text:p text:style-name="P10">mater_me is GPL3</text:p>
      <text:h text:style-name="P2" text:outline-level="1">System requirements and compatibility</text:h>
      <text:p text:style-name="P10">master_me is available on windows, macOS and linux.</text:p>
      <text:p text:style-name="P10">Due to faust and its open architecture, it can possibly be compiled to a vast variety of target platforms.</text:p>
      <text:h text:style-name="P1" text:outline-level="1">Contributors</text:h>
      <text:p text:style-name="P8">Klaus Scheuermann, Filipe Coelho, Bart Brouns, Jakob Dübel, Robin Gareus, Julius Smith, Dario Sanfilippo, Stefane Letz</text:p>
      <text:h text:style-name="P1" text:outline-level="1">Thanks to</text:h>
      <text:p text:style-name="P8">Tba</text:p>
      <text:h text:style-name="P1" text:outline-level="1">Installation</text:h>
      <text:p text:style-name="P8">Download here: tba</text:p>
      <text:p text:style-name="P8">tba</text:p>
      <text:h text:style-name="P1" text:outline-level="1">Quickstart</text:h>
      <text:p text:style-name="P8">Install, drop plugin on master, choose preset and target loudness</text:p>
      <text:h text:style-name="P1" text:outline-level="1">Interface</text:h>
      <text:h text:style-name="P3" text:outline-level="2">Easy Mode</text:h>
      <text:p text:style-name="P8">Choose preset, set target loudness</text:p>
      <text:h text:style-name="P3" text:outline-level="2"><text:soft-page-break/>Expert Mode</text:h>
      <text:h text:style-name="P4" text:outline-level="3">Signal Flow</text:h>
      <text:p text:style-name="P8">Tba</text:p>
      <text:h text:style-name="P4" text:outline-level="3">Modules</text:h>
      <text:h text:style-name="P5" text:outline-level="4">Module: pre-processing</text:h>
      <text:p text:style-name="P6">The ‘pre-processing’ module contains:<text:line-break/>- a gain-slider to apply gain to the incoming signal before it hits master_me.</text:p>
      <text:p text:style-name="P6">- a ‘mono’ switch</text:p>
      <text:p text:style-name="P6">- phase switches for both left and right channels</text:p>
      <text:p text:style-name="P6">- ‘stereo-correct’ switch (see tba)</text:p>
      <text:h text:style-name="P5" text:outline-level="4">Module: gate</text:h>
      <text:p text:style-name="P8">A simple noise gate with the following parameters;</text:p>
      <text:p text:style-name="P8">- threshold</text:p>
      <text:p text:style-name="P8">- attack</text:p>
      <text:p text:style-name="P8">- release</text:p>
      <text:h text:style-name="P5" text:outline-level="4">Module: leveler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0T11:39:35.169949591</meta:creation-date>
    <dc:date>2022-08-20T11:57:23.332030248</dc:date>
    <meta:editing-duration>PT17M48S</meta:editing-duration>
    <meta:editing-cycles>1</meta:editing-cycles>
    <meta:document-statistic meta:table-count="0" meta:image-count="0" meta:object-count="0" meta:page-count="2" meta:paragraph-count="36" meta:word-count="173" meta:character-count="1135" meta:non-whitespace-character-count="996"/>
    <meta:generator>LibreOffice/7.3.5.2$MacOSX_AARCH64 LibreOffice_project/184fe81b8c8c30d8b5082578aee2fed2ea847c01</meta:generator>
  </office:meta>
</office:document-meta>
</file>